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f38e" officeooo:paragraph-rsid="0017f38e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text-properties officeooo:paragraph-rsid="00187bbc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7f73" style:font-size-asian="18pt" style:font-style-asian="normal" style:font-weight-asian="norm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14th</text:span><text:span text:style-name="T3"> of </text:span><text:span text:style-name="T4">October</text:span><text:span text:style-name="T3"> 2020 under the </text:span><text:span text:style-name="T4">27th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enable the gamerule “keepInventory” whenever the difficulty of the server is set to “hard”.</text:p>
      <text:p text:style-name="P1"/>
      <text:p text:style-name="P1">And proceeds.</text:p>
      <text:p text:style-name="P1"/>
      <text:p text:style-name="P1">Signed by,</text:p>
      <text:p text:style-name="P2">lonewolf13429</text:p>
      <text:p text:style-name="P1"/>
      <text:p text:style-name="P1"/>
      <text:p text:style-name="P1"/>
      <text:p text:style-name="P4"><text:span text:style-name="T1">[</text:span><text:span text:style-name="T2">Motion 27-1: To turn on keep inventory when the difficulty is har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14T17:25:24.810980867</dc:date>
    <meta:editing-duration>PT2M15S</meta:editing-duration>
    <meta:editing-cycles>5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56" meta:character-count="354" meta:non-whitespace-character-count="305"/>
  </office:meta>
</office:document-meta>
</file>